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9000001D43D9CF09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solid" svg:stroke-width="0.071cm" svg:stroke-color="#ffffff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right" draw:textarea-vertical-align="top" draw:auto-grow-height="true" fo:min-height="0.677cm" fo:padding-top="0.13cm" fo:padding-bottom="0.13cm" fo:padding-left="0.25cm" fo:padding-right="0.25cm" fo:wrap-option="wrap" draw:shadow-color="#808080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8.491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T1" style:family="text">
      <style:text-properties style:font-name="Times New Roman" fo:font-size="18pt" fo:language="en" fo:country="US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T2" style:family="text">
      <style:text-properties style:font-name="Times New Roman" fo:font-size="16pt" fo:language="en" fo:country="US" fo:font-weight="bold" style:font-name-asian="Times New Roman" style:font-size-asian="16pt" style:font-weight-asian="bold" style:font-name-complex="Times New Roman" style:font-size-complex="16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Default" presentation:presentation-page-layout-name="AL1T0" presentation:use-date-time-name="dtd1">
        <draw:custom-shape draw:name="Rectangle 4" draw:style-name="gr1" draw:text-style-name="P1" draw:layer="layout" svg:width="2.536cm" svg:height="2.007cm" svg:x="7.536cm" svg:y="13.877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5" draw:style-name="gr2" draw:text-style-name="P1" draw:layer="layout" svg:width="5.362cm" svg:height="1.023cm" svg:x="5.927cm" svg:y="22.56cm">
          <text:list text:style-name="L1">
            <text:list-header>
              <text:p text:style-name="P2"><text:span text:style-name="T1">Richel Bilderbee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32" draw:style-name="gr3" draw:text-style-name="P1" draw:layer="layout" svg:width="1.772cm" svg:height="1.785cm" svg:x="14.49cm" svg:y="3.77cm">
          <text:list text:style-name="L1">
            <text:list-header>
              <text:p text:style-name="P3"><text:span text:style-name="T1">135</text:span></text:p>
              <text:p text:style-name="P3"><text:span text:style-name="T1">201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4" draw:text-style-name="P4" draw:layer="layout" svg:width="6.35cm" svg:height="0.937cm" svg:x="5.588cm" svg:y="8.198cm">
          <text:list text:style-name="L1">
            <text:list-item>
              <text:p text:style-name="P3"><text:span text:style-name="T2">On Trees Without Birds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5" draw:layer="layout" svg:width="12.088cm" svg:height="12.379cm" svg:x="3.66cm" svg:y="9.465cm">
          <draw:image xlink:href="Pictures/10000201000001C9000001D43D9CF094.png" xlink:type="simple" xlink:show="embed" xlink:actuate="onLoad">
            <text:p/>
          </draw:image>
        </draw:frame>
        <presentation:notes draw:style-name="dp2">
          <draw:page-thumbnail draw:style-name="gr6" draw:layer="layout" svg:width="10.344cm" svg:height="7.075cm" svg:x="8.622cm" svg:y="1.434cm" draw:page-number="1" presentation:class="page"/>
          <draw:frame presentation:style-name="pr1" draw:layer="layout" svg:width="22.071cm" svg:height="8.491cm" svg:x="2.759cm" svg:y="8.96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59cm" fo:page-height="18.87cm" style:print-orientation="landscape"/>
    </style:page-layout>
    <style:page-layout style:name="PM1">
      <style:page-layout-properties fo:margin-top="0cm" fo:margin-bottom="0cm" fo:margin-left="0cm" fo:margin-right="0cm" fo:page-width="19.05cm" fo:page-height="27.5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.94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0.943cm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4.839cm" svg:height="6.991cm" svg:x="2.511cm" svg:y="1.943cm"/>
      <draw:page-thumbnail draw:layer="backgroundobjects" svg:width="4.839cm" svg:height="6.991cm" svg:x="2.511cm" svg:y="9.935cm"/>
      <draw:page-thumbnail draw:layer="backgroundobjects" svg:width="4.839cm" svg:height="6.991cm" svg:x="11.374cm" svg:y="1.943cm"/>
      <draw:page-thumbnail draw:layer="backgroundobjects" svg:width="4.839cm" svg:height="6.991cm" svg:x="11.374cm" svg:y="9.935cm"/>
      <draw:page-thumbnail draw:layer="backgroundobjects" svg:width="4.839cm" svg:height="6.991cm" svg:x="20.237cm" svg:y="1.943cm"/>
      <draw:page-thumbnail draw:layer="backgroundobjects" svg:width="4.839cm" svg:height="6.991cm" svg:x="20.237cm" svg:y="9.935cm"/>
      <draw:frame draw:style-name="Mgr1" draw:text-style-name="MP1" draw:layer="backgroundobjects" svg:width="11.973cm" svg:height="0.9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1.973cm" svg:height="0.942cm" svg:x="15.61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1.973cm" svg:height="0.942cm" svg:x="0cm" svg:y="17.92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1.973cm" svg:height="0.942cm" svg:x="15.616cm" svg:y="17.92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145cm" svg:height="4.587cm" svg:x="0.952cm" svg:y="1.101cm" presentation:class="title" presentation:placeholder="true">
        <draw:text-box/>
      </draw:frame>
      <draw:frame presentation:style-name="Default-outline1" draw:layer="backgroundobjects" svg:width="17.145cm" svg:height="18.159cm" svg:x="0.952cm" svg:y="6.42cm" presentation:class="outline" presentation:placeholder="true">
        <draw:text-box/>
      </draw:frame>
      <draw:frame presentation:style-name="Mpr1" draw:layer="backgroundobjects" svg:width="4.445cm" svg:height="1.459cm" svg:x="0.952cm" svg:y="25.505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6.032cm" svg:height="1.459cm" svg:x="6.509cm" svg:y="25.505cm" presentation:class="footer">
        <draw:text-box>
          <text:p/>
        </draw:text-box>
      </draw:frame>
      <draw:frame presentation:style-name="Mpr1" draw:layer="backgroundobjects" svg:width="4.445cm" svg:height="1.459cm" svg:x="13.652cm" svg:y="25.505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434cm" presentation:class="page"/>
        <draw:frame presentation:style-name="Default-notes" draw:layer="backgroundobjects" svg:width="22.071cm" svg:height="8.49cm" svg:x="2.759cm" svg:y="8.96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D.J. Jimenez Avella</meta:initial-creator>
    <meta:creation-date>2012-12-10T09:43:59.656000000</meta:creation-date>
    <dc:creator>P230198 </dc:creator>
    <dc:date>2015-11-24T16:20:15.060041514</dc:date>
    <meta:print-date>2012-12-10T14:25:53.406000000</meta:print-date>
    <meta:editing-cycles>23</meta:editing-cycles>
    <meta:editing-duration>PT2H49M37S</meta:editing-duration>
    <meta:generator>LibreOffice/4.2.8.2$Linux_X86_64 LibreOffice_project/420m0$Build-2</meta:generator>
    <meta:document-statistic meta:object-count="24"/>
  </office:meta>
</office:document-meta>
</file>